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text-properties officeooo:rsid="001172c4" officeooo:paragraph-rsid="001172c4"/>
    </style:style>
    <style:style style:name="P5" style:family="paragraph" style:parent-style-name="Standard">
      <style:text-properties officeooo:rsid="000fda25" officeooo:paragraph-rsid="00100c8a"/>
    </style:style>
    <style:style style:name="P6" style:family="paragraph" style:parent-style-name="Standard">
      <style:text-properties officeooo:rsid="00135bb3" officeooo:paragraph-rsid="00135bb3"/>
    </style:style>
    <style:style style:name="P7" style:family="paragraph" style:parent-style-name="Standard">
      <style:text-properties officeooo:rsid="0014c1d3" officeooo:paragraph-rsid="0014c1d3"/>
    </style:style>
    <style:style style:name="P8" style:family="paragraph" style:parent-style-name="Standard">
      <style:paragraph-properties fo:text-align="justify" style:justify-single-word="false"/>
      <style:text-properties officeooo:rsid="0014c1d3" officeooo:paragraph-rsid="0014c1d3"/>
    </style:style>
    <style:style style:name="P9" style:family="paragraph" style:parent-style-name="Standard">
      <style:paragraph-properties fo:text-align="justify" style:justify-single-word="false"/>
      <style:text-properties officeooo:rsid="0014c354" officeooo:paragraph-rsid="0014c354"/>
    </style:style>
    <style:style style:name="P10" style:family="paragraph" style:parent-style-name="Standard">
      <style:paragraph-properties fo:text-align="justify" style:justify-single-word="false"/>
      <style:text-properties officeooo:rsid="001683f4" officeooo:paragraph-rsid="001683f4"/>
    </style:style>
    <style:style style:name="P11" style:family="paragraph" style:parent-style-name="Standard">
      <style:paragraph-properties fo:text-align="justify" style:justify-single-word="false"/>
      <style:text-properties officeooo:rsid="00173665" officeooo:paragraph-rsid="0018270d"/>
    </style:style>
    <style:style style:name="P12" style:family="paragraph" style:parent-style-name="Standard">
      <style:text-properties officeooo:rsid="001b9038" officeooo:paragraph-rsid="001b9038"/>
    </style:style>
    <style:style style:name="P13" style:family="paragraph" style:parent-style-name="Standard">
      <style:paragraph-properties fo:text-align="justify" style:justify-single-word="false"/>
      <style:text-properties officeooo:rsid="001b9038" officeooo:paragraph-rsid="001b9038"/>
    </style:style>
    <style:style style:name="P14" style:family="paragraph" style:parent-style-name="Standard">
      <style:paragraph-properties fo:text-align="justify" style:justify-single-word="false"/>
      <style:text-properties officeooo:rsid="001c7098" officeooo:paragraph-rsid="001c7098"/>
    </style:style>
    <style:style style:name="P15" style:family="paragraph" style:parent-style-name="Standard">
      <style:paragraph-properties fo:text-align="justify" style:justify-single-word="false"/>
      <style:text-properties officeooo:rsid="001f6950" officeooo:paragraph-rsid="001f6950"/>
    </style:style>
    <style:style style:name="P16" style:family="paragraph" style:parent-style-name="Standard">
      <style:paragraph-properties fo:text-align="justify" style:justify-single-word="false"/>
      <style:text-properties officeooo:rsid="001fb445" officeooo:paragraph-rsid="001fb445"/>
    </style:style>
    <style:style style:name="P17" style:family="paragraph" style:parent-style-name="Standard">
      <style:paragraph-properties fo:text-align="justify" style:justify-single-word="false"/>
      <style:text-properties officeooo:rsid="001fb445" officeooo:paragraph-rsid="001f6950"/>
    </style:style>
    <style:style style:name="P18" style:family="paragraph" style:parent-style-name="Standard">
      <style:paragraph-properties fo:text-align="justify" style:justify-single-word="false"/>
      <style:text-properties officeooo:rsid="002125ed" officeooo:paragraph-rsid="002125ed"/>
    </style:style>
    <style:style style:name="P19" style:family="paragraph" style:parent-style-name="Standard">
      <style:paragraph-properties fo:text-align="justify" style:justify-single-word="false"/>
      <style:text-properties officeooo:rsid="002246c0" officeooo:paragraph-rsid="002246c0"/>
    </style:style>
    <style:style style:name="P20" style:family="paragraph" style:parent-style-name="Standard">
      <style:paragraph-properties fo:text-align="justify" style:justify-single-word="false"/>
      <style:text-properties officeooo:rsid="00241ef0" officeooo:paragraph-rsid="00241ef0"/>
    </style:style>
    <style:style style:name="P21" style:family="paragraph" style:parent-style-name="Standard">
      <style:paragraph-properties fo:text-align="justify" style:justify-single-word="false"/>
      <style:text-properties officeooo:rsid="0010bb2b" officeooo:paragraph-rsid="00292e41"/>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292e41"/>
    </style:style>
    <style:style style:name="P24" style:family="paragraph" style:parent-style-name="Standard">
      <style:paragraph-properties fo:text-align="justify" style:justify-single-word="false"/>
      <style:text-properties officeooo:rsid="0014e77a" officeooo:paragraph-rsid="00292e41"/>
    </style:style>
    <style:style style:name="P25" style:family="paragraph" style:parent-style-name="Standard">
      <style:paragraph-properties fo:text-align="justify" style:justify-single-word="false"/>
      <style:text-properties officeooo:rsid="00292e41" officeooo:paragraph-rsid="00292e41"/>
    </style:style>
    <style:style style:name="P26" style:family="paragraph" style:parent-style-name="Standard">
      <style:paragraph-properties fo:text-align="justify" style:justify-single-word="false"/>
      <style:text-properties officeooo:rsid="001fb445" officeooo:paragraph-rsid="00292e41"/>
    </style:style>
    <style:style style:name="P27" style:family="paragraph" style:parent-style-name="Standard" style:list-style-name="L1">
      <style:paragraph-properties fo:text-align="justify" style:justify-single-word="false"/>
      <style:text-properties officeooo:rsid="0019d8e1" officeooo:paragraph-rsid="0029c8e6"/>
    </style:style>
    <style:style style:name="P28" style:family="paragraph" style:parent-style-name="Standard" style:list-style-name="L1">
      <style:paragraph-properties fo:text-align="justify" style:justify-single-word="false"/>
      <style:text-properties officeooo:rsid="00175479" officeooo:paragraph-rsid="0029c8e6"/>
    </style:style>
    <style:style style:name="P29" style:family="paragraph" style:parent-style-name="Standard">
      <style:paragraph-properties fo:text-align="justify" style:justify-single-word="false"/>
      <style:text-properties officeooo:rsid="00175479" officeooo:paragraph-rsid="0029c8e6"/>
    </style:style>
    <style:style style:name="P30" style:family="paragraph" style:parent-style-name="Standard">
      <style:paragraph-properties fo:text-align="justify" style:justify-single-word="false"/>
      <style:text-properties officeooo:rsid="001b9038" officeooo:paragraph-rsid="00292e41"/>
    </style:style>
    <style:style style:name="P31" style:family="paragraph" style:parent-style-name="Standard">
      <style:paragraph-properties fo:text-align="justify" style:justify-single-word="false"/>
      <style:text-properties officeooo:rsid="001b9038" officeooo:paragraph-rsid="0029c8e6"/>
    </style:style>
    <style:style style:name="P32" style:family="paragraph" style:parent-style-name="Standard" style:list-style-name="L1">
      <style:paragraph-properties fo:text-align="justify" style:justify-single-word="false"/>
      <style:text-properties officeooo:rsid="001b9038" officeooo:paragraph-rsid="0029c8e6"/>
    </style:style>
    <style:style style:name="P33" style:family="paragraph" style:parent-style-name="Standard">
      <style:text-properties officeooo:rsid="001172c4" officeooo:paragraph-rsid="001172c4"/>
    </style:style>
    <style:style style:name="P34" style:family="paragraph" style:parent-style-name="Standard">
      <style:paragraph-properties fo:text-align="justify" style:justify-single-word="false"/>
      <style:text-properties officeooo:rsid="0010bb2b" officeooo:paragraph-rsid="0029c8e6"/>
    </style:style>
    <style:style style:name="P35" style:family="paragraph" style:parent-style-name="Standard">
      <style:paragraph-properties fo:text-align="justify" style:justify-single-word="false"/>
      <style:text-properties officeooo:rsid="00127d77" officeooo:paragraph-rsid="0029c8e6"/>
    </style:style>
    <style:style style:name="P36" style:family="paragraph" style:parent-style-name="Standard">
      <style:paragraph-properties fo:text-align="justify" style:justify-single-word="false"/>
      <style:text-properties officeooo:rsid="0014e77a" officeooo:paragraph-rsid="0029c8e6"/>
    </style:style>
    <style:style style:name="P37" style:family="paragraph" style:parent-style-name="Standard">
      <style:paragraph-properties fo:text-align="justify" style:justify-single-word="false"/>
      <style:text-properties officeooo:rsid="001c7098" officeooo:paragraph-rsid="0029c8e6"/>
    </style:style>
    <style:style style:name="P38" style:family="paragraph" style:parent-style-name="Standard">
      <style:paragraph-properties fo:text-align="justify" style:justify-single-word="false"/>
      <style:text-properties officeooo:rsid="0029c8e6" officeooo:paragraph-rsid="0029c8e6"/>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normal" officeooo:rsid="001a904b" style:font-style-asian="normal" style:font-style-complex="normal"/>
    </style:style>
    <style:style style:name="T14" style:family="text">
      <style:text-properties officeooo:rsid="001ac7c7"/>
    </style:style>
    <style:style style:name="T15" style:family="text">
      <style:text-properties officeooo:rsid="0029c8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O</text:p>
      <text:p text:style-name="P9"/>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mente; Parte 2 - <text:s/>elaboração de visualizações para os dados coletados; e Parte 3 - elaboração do site no qual as visualizações serão expostas.</text:span></text:p>
      <text:p text:style-name="P2"/>
      <text:p text:style-name="P10">ABSTRACT</text:p>
      <text:p text:style-name="P10"/>
      <text:p text:style-name="P11">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o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3">Mangá é o termo que denomina as histórias em quadrinhos japonesas. Geralmente elas são impressas em revistas (Mangashi) com coloração preto e branco, em papel jornal de baixa qualidade, e organizadas em série (que variam em média de 15 a 20 por exemplar). A leitura, diferentemente da ocidental, começa de trás para frente e a sequência de quadros e balões são da direita para a esquerda. Tempos depois de serem lançadas em Mangashis, as séries são compiladas e lançadas em um formato diferente, conhecidos como Takonbon, em um papel de melhor qualidade para colecionadores.</text:p>
      <text:p text:style-name="P3"/>
      <text:p text:style-name="P3">Segundo Gravett, os mangás não foram criados para serem vendidos no exterior. Tais quadrinhos foram concebidos dentro de uma determinada cultura que compartilha diversos valores resultando, assim, em histórias que não se preocupam com as respostas estrangeiras em relação a abordagem de termos considerados polêmicos [1]. Conseqüentemente, inúmeros títulos não são publicados pelas editoras estrangeiras, pois consideram que sua aquisição resultará em um fracasso de vendas. </text:p>
      <text:p text:style-name="P3"/>
      <text:p text:style-name="P3">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3"/>
      <text:p text:style-name="P3">A falta de licenciamentos de mangás por editoras estrangeiras levou os leitores a buscarem maneiras <text:soft-page-break/>diversas para terem acesso a revistas originais [3]. Neste contexto, iniciou-se o surgimento dos chamados Scanlators ou Scantrad. Tal termo é utilizado para denominar uma organização que designa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 o número de títulos ofertados por editoras fora dos seus países de origem;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 para o fortalecimento do sentimento de coletividade prezado pelos scanlators. O importante é compartilhar e atualizar os leitores sobre o surgimento de novos títulos, mesmo que para isto utilize-se formas não autorizadas de publicação.[3] Obviamente tal trabalho recebeu duras críticas.[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n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MangaFox e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5"/>
      <text:p text:style-name="P7">1.2 OBJETIVO</text:p>
      <text:p text:style-name="P7"/>
      <text:p text:style-name="P8">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8"/>
      <text:p text:style-name="P8">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7"/>
      <text:p text:style-name="P7">1.3 ORGANIZAÇÃO <text:span text:style-name="T5">trocar</text:span></text:p>
      <text:p text:style-name="P7"/>
      <text:p text:style-name="P13">As seções a seguir estão organizadas da seguinte forma: o Capítulo 2 contextualiza o </text:p>
      <text:p text:style-name="P13">leitor sobre métodos e ferramentas utilizadas; o Capítulo 3 discute sobre o desenvolvimento do </text:p>
      <text:p text:style-name="P13">protótipo e da interface, além de apresentar os resultados obtidos nos testes de usabilidade; por </text:p>
      <text:p text:style-name="P13">fim, o Capítulo 4 apresenta a conclusão deste trabalho.</text:p>
      <text:p text:style-name="P13"/>
      <text:p text:style-name="P13"/>
      <text:p text:style-name="P13"/>
      <text:p text:style-name="P13"/>
      <text:p text:style-name="P13"/>
      <text:p text:style-name="P13"/>
      <text:p text:style-name="P13"/>
      <text:p text:style-name="P13"/>
      <text:p text:style-name="P13"><text:soft-page-break/>2 CONTEXTUALIZAÇÃO</text:p>
      <text:p text:style-name="P13"/>
      <text:p text:style-name="P13">2.1 VISUALIZAÇÃO DE DADOS</text:p>
      <text:p text:style-name="P13"/>
      <text:p text:style-name="P13">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3"/>
      <text:p text:style-name="P13">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 nascem ou se põem.[5]</text:p>
      <text:p text:style-name="P13"/>
      <text:p text:style-name="P14">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 de Toledo e Roma[4]. </text:p>
      <text:p text:style-name="P14"/>
      <text:p text:style-name="P14">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4"/>
      <text:p text:style-name="P14">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4"/>
      <text:p text:style-name="P14">No inicio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4"/>
      <text:p text:style-name="P14">Nestas últimas décadas, o campo de visualização tem sido empregado em diferentes áreas- foco.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4"/>
      <text:p text:style-name="P14">2.2 <text:s/><text:span text:style-name="T6">WEB SCRAPing</text:span></text:p>
      <text:p text:style-name="P14"/>
      <text:p text:style-name="P21">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o aumento de usuários e de provedores <text:span text:style-name="T10">de</text:span> informações. Como resultado, a web se tornou um “mar de dados”<text:span text:style-name="T8">[7] aumentando a dificultade de obtenção de conhecimentos de real <text:s/>interesse. Este </text:span><text:soft-page-break/><text:span text:style-name="T8">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26"/>
      <text:p text:style-name="P29">As APIs e Frameworks desenvolvidas para scraping geralmente abordam as <text:span text:style-name="T11">três tarefas a seguir</text:span>: <text:span text:style-name="T11">[9]</text:span> </text:p>
      <text:p text:style-name="P29"/>
      <text:list xml:id="list4667319852626277230" text:style-name="L1">
        <text:list-item>
          <text:p text:style-name="P28"><text:span text:style-name="T12">Acesso a sites: </text:span><text:span text:style-name="T13">F</text:span>erramentas <text:span text:style-name="T11">para</text:span> web scraping devem estabelecer comunicação com o conjunto de sites alvo<text:span text:style-name="T14">s</text:span> através do protocolo http (protocolo que coordena as operações de solicitação-resposta entre um cliente e o servidor web). <text:span text:style-name="T14">Vale mencionar que o</text:span>s robos criados para <text:s text:c="2"/>coleta devem estar em conformidade com os "termos de uso" dos sites alvos e devem evitar a sobrecarga dos servidores. </text:p>
          <text:p text:style-name="P27"/>
        </text:list-item>
        <text:list-item>
          <text:p text:style-name="P27"><text:span text:style-name="T12">Análise HTML <text:s/>e extração de conteúdo:</text:span> Uma vez que o documento HTML é recuperado, os robôs devem extrair o conteúdo de interesse. Para este fim, técnicas de correspondencia de expressões regulares são amplamente adotadas. Como orientação geral, é recomendável manter as expressões de corresponência o mais <text:span text:style-name="T11">generico</text:span> possível, o que permite construir robôs menos vulneráveis a possíveis alterações no documento HTML. </text:p>
          <text:p text:style-name="P27"/>
        </text:list-item>
        <text:list-item>
          <text:p text:style-name="P27"><text:span text:style-name="T12">Construção da saída:</text:span> O principal objetivo desta atividade é transformar o conteúdo extraido em uma representação estruturada. Esta etapa <text:span text:style-name="T11">permitirá o</text:span> armazenamento adequado <text:span text:style-name="T11">dos dados</text:span> <text:s/>e posteriores análises.</text:p>
          <text:p text:style-name="P32"/>
        </text:list-item>
      </text:list>
      <text:p text:style-name="P13"/>
      <text:p text:style-name="P37">2.<text:span text:style-name="T15">3 SCRAPY</text:span></text:p>
      <text:p text:style-name="P37"/>
      <text:p text:style-name="P38">2.4 D3.JS</text:p>
      <text:p text:style-name="P38"/>
      <text:p text:style-name="P38">2.5 MANGAFOX e MANGAHERE</text:p>
      <text:p text:style-name="P38"/>
      <text:p text:style-name="P3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5"/>
      <text:p text:style-name="P4">REFERENCIAS</text:p>
      <text:p text:style-name="P4"/>
      <text:p text:style-name="P4">[1] GRAVETT, Paul. Mangá: Como o Japão Reinventou os Quadrinhos. São Paulo: Conrad, </text:p>
      <text:p text:style-name="P4">2006.</text:p>
      <text:p text:style-name="P6">[2] LEE, Hye-Kyung. Between fan culture and copyright infringement: manga scanlation. </text:p>
      <text:p text:style-name="P6">Media Culture Society, Thousand Oaks, California, v.31, n.6, p.1-13, novembro, 2009. </text:p>
      <text:p text:style-name="P6">[3] HIRATA, Tatiane; GUSHIKEN, Yuji. Scanlation: reprodução e consumo subalterno de </text:p>
      <text:p text:style-name="P6">mangá na cibercultura. São Paulo, v. 15, n. 30, p. 127-138, deezembro, 2012. </text:p>
      <text:p text:style-name="P6">[4] FRIENDLY, Michael. A brief history of data visualization. In:Handbook of data </text:p>
      <text:p text:style-name="P6">visualization. Springer Berlin Heidelberg, 2008. p. 06-19.</text:p>
      <text:p text:style-name="P12">[5] CAMERON, Ian. Kingdom of the sun god: a history of the Andes and their people. </text:p>
      <text:p text:style-name="P12">Vintage, 1990. p-46.</text:p>
      <text:p text:style-name="P4">[<text:span text:style-name="T5">6</text:span>]CARLOS, Giovana Santos. Mangá: o fenômeno comunicacional no Brasil. In: Congresso </text:p>
      <text:p text:style-name="P4">de Ciências da Comunicação na Região Sul, 10., Blumenau.</text:p>
      <text:p text:style-name="P34">[7 <text:a xlink:type="simple" xlink:href="http://cui.unige.ch/tcs/cours/algoweb/2002/articles/art_habashi_arash.pdf"><text:span text:style-name="T6">http://cui.unige.ch/tcs/cours/algoweb/2002/articles/art_habashi_arash.pdf</text:span></text:a>]</text:p>
      <text:p text:style-name="P35">[8 <text:a xlink:type="simple" xlink:href="http://recipp.ipp.pt/bitstream/10400.22/5730/1/DM_ElisaBarreira_2014_MEI.pdf">http://recipp.ipp.pt/bitstream/10400.22/5730/1/DM_ElisaBarreira_2014_MEI.pdf</text:a>]</text:p>
      <text:p text:style-name="P36">[9 <text:a xlink:type="simple" xlink:href="http://intl-bib.oxfordjournals.org/content/early/2013/04/29/bib.bbt026.full"><text:span text:style-name="T9">http://intl-bib.oxfordjournals.org/content/early/2013/04/29/bib.bbt026.full</text:span></text:a>]</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04T12:13:13.302781908</dc:date>
    <meta:editing-duration>PT8H14M28S</meta:editing-duration>
    <meta:editing-cycles>14</meta:editing-cycles>
    <meta:generator>LibreOffice/4.2.3.3$Linux_X86_64 LibreOffice_project/420m0$Build-3</meta:generator>
    <meta:document-statistic meta:table-count="0" meta:image-count="0" meta:object-count="0" meta:page-count="5" meta:paragraph-count="58" meta:word-count="1946" meta:character-count="12986" meta:non-whitespace-character-count="11071"/>
  </office:meta>
</office:document-meta>
</file>